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2">
        <text:h text:style-name="Heading_20_3" text:outline-level="3"><text:bookmark-start text:name="__RefHeading___Toc7192_1464965999"/>Clear recycle bin<text:bookmark-end text:name="__RefHeading___Toc7192_1464965999"/></text:h>
        <text:p text:style-name="Text_20_body_20_indent_20_Organon">The recycle bin will be cleared by clicking on the recycle bin symbol in the menu bar of Organon.</text:p>
        <text:p text:style-name="Text_20_body_20_indent_20_Organon"><text:span text:style-name="T1">Please note</text:span>: This action can't be undone. </text:p>
        <text:p text:style-name="Text_20_body_20_indent_20_Organon">To restore files and folders in the Recycle Bin, they can simply be pulled back into the projec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51:23.165000000</dc:date>
    <meta:editing-duration>P0D</meta:editing-duration>
    <meta:editing-cycles>1</meta:editing-cycles>
    <meta:document-statistic meta:table-count="0" meta:image-count="0" meta:object-count="0" meta:page-count="1" meta:paragraph-count="4" meta:word-count="47" meta:character-count="253" meta:non-whitespace-character-count="209"/>
    <meta:generator>LibreOffice/5.1.1.3$Windows_X86_64 LibreOffice_project/89f508ef3ecebd2cfb8e1def0f0ba9a803b88a6d</meta:generator>
  </office:meta>
</office:document-meta>
</file>